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447555" style:font-weight-asian="bold" style:font-weight-complex="bold"/>
    </style:style>
    <style:style style:name="P8" style:family="paragraph" style:parent-style-name="Standard">
      <style:text-properties officeooo:paragraph-rsid="00447555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(by_parent_org=False, render_as_html=True))</text:span></text:p></office:annotation>presents</text:p>
      <text:p text:style-name="Standard"/>
      <text:p text:style-name="P5">3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6">Impression groupée par type (présent, absent, ...) :</text:p>
      <text:p text:style-name="P2"/>
      <text:p text:style-name="P4">4) view.print_attendees_by_type(by_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render_as_html=True))</text:span></text:p></office:annotation>presents</text:p>
      <text:p text:style-name="Standard"/>
      <text:p text:style-name="P4">5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True, render_as_html=True))</text:span></text:p></office:annotation>presents</text:p>
      <text:p text:style-name="Standard"/>
      <text:p text:style-name="P4">6) view.print_attendees_by_type(by_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group_position_type=True, render_as_html=True))</text:span></text:p></office:annotation>presents</text:p>
      <text:p text:style-name="Standard"/>
      <text:p text:style-name="P4">7) view.print_attendees_by_type(by_parent_org=True, by_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True, group_position_type=True, render_as_html=True))</text:span></text:p></office:annotation>presents</text:p>
      <text:p text:style-name="Standard"/>
      <text:p text:style-name="P7"><text:span text:style-name="T2">8</text:span>) view.print_attendees_by_type(by_parent_org=True, <text:span text:style-name="T2">group</text:span>_position_type=True, render_as_html=True<text:span text:style-name="T2">, striked_attendee_types=['excused']</text:span>)</text:p>
      <text:p text:style-name="P8"/>
      <text:p text:style-name="P8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True, group_position_type=True, render_as_html=True</text:span><text:span text:style-name="T4">, striked_attendee_types=['excused']</text:span><text:span text:style-name="T4">))</text:span></text:p></office:annotation>presents</text:p>
      <text:p text:style-name="P8"/>
      <text:p text:style-name="P4"><text:span text:style-name="T3">9</text:span>) view.print_attendees_by_type(by_parent_org=False, by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False, group_position_type=True, render_as_html=True, included_attendee_types=['attendee']))</text:span></text:p></office:annotation>presents</text:p>
      <text:p text:style-name="Standard"/>
      <text:p text:style-name="P4"><text:span text:style-name="T3">10</text:span>) view.print_attendees_by_type(by_parent_org=False, by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False, 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4"><text:soft-page-break/>1<text:span text:style-name="T3">1</text:span>) view.print_attendees_by_type(by_parent_org=False, by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False, 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3">2</text:span>) view.print_attendees_by_type(by_parent_org=False, by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4">do text</text:span></text:p><text:p text:style-name="P9"><text:span text:style-name="T4">from xhtml(view.print_attendees_by_type(by_parent_org=False, group_position_type=True, render_as_html=True, custom_grouped_attendee_type_patterns={'excused':{'*':u''}}, included_attendee_types=['excused']))</text:span></text:p></office:annotation>presen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8-07-20T11:32:22.427552530</dc:date>
    <meta:editing-duration>PT2H32M17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78" meta:character-count="1610" meta:non-whitespace-character-count="1560"/>
  </office:meta>
</office:document-meta>
</file>